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2" style:family="graphic" style:parent-style-name="standard">
      <style:graphic-properties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-color="#000000" draw:opacity="0%" draw:textarea-horizontal-align="justify" draw:textarea-vertical-align="middle" draw:auto-grow-height="false" draw:shadow-offset-x="0.305cm" draw:shadow-offset-y="0.305cm" draw:shadow-opacity="0%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853cm" svg:height="1.058cm" svg:x="3.836cm" svg:y="3.752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3.852cm" svg:height="1.058cm" svg:x="6.038cm" svg:y="1.635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" draw:layer="layout" svg:width="3.852cm" svg:height="1.058cm" svg:x="1.635cm" svg:y="1.635cm">
          <text:p text:style-name="P2"><text:span text:style-name="T1">t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561cm" svg:y1="2.693cm" svg:x2="5.762cm" svg:y2="3.752cm" draw:start-shape="id1" draw:start-glue-point="8" draw:end-shape="id2" draw:end-glue-point="0" svg:d="m3561 2693 2201 1059">
          <text:p/>
        </draw:connector>
        <draw:connector draw:style-name="gr3" draw:text-style-name="P2" draw:layer="layout" draw:type="line" svg:x1="7.964cm" svg:y1="2.693cm" svg:x2="5.763cm" svg:y2="3.752cm" draw:start-shape="id3" draw:start-glue-point="8" svg:d="m7964 2693-2201 1059">
          <text:p/>
        </draw:connector>
        <draw:custom-shape draw:style-name="gr1" draw:text-style-name="P1" draw:id="id5" draw:layer="layout" svg:width="3.853cm" svg:height="1.058cm" svg:x="12.726cm" svg:y="3.752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3.852cm" svg:height="1.058cm" svg:x="14.928cm" svg:y="1.635cm">
          <text:p text:style-name="P2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3.852cm" svg:height="1.058cm" svg:x="10.525cm" svg:y="1.635cm">
          <text:p text:style-name="P2"><text:span text:style-name="T1">t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2.451cm" svg:y1="2.693cm" svg:x2="14.652cm" svg:y2="3.752cm" draw:start-shape="id4" draw:start-glue-point="8" draw:end-shape="id5" draw:end-glue-point="0" svg:d="m12451 2693 2201 1059">
          <text:p/>
        </draw:connector>
        <draw:connector draw:style-name="gr3" draw:text-style-name="P2" draw:layer="layout" draw:type="line" svg:x1="16.854cm" svg:y1="2.693cm" svg:x2="14.653cm" svg:y2="3.752cm" draw:start-shape="id6" draw:start-glue-point="8" svg:d="m16854 2693-2201 1059">
          <text:p/>
        </draw:connector>
        <draw:custom-shape draw:style-name="gr4" draw:text-style-name="P2" draw:layer="layout" svg:width="18.415cm" svg:height="4.44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.853cm" svg:height="1.058cm" svg:x="1.592cm" svg:y="9.25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8.403cm" svg:y1="7.985cm" svg:x2="5.445cm" svg:y2="9.784cm" draw:start-shape="id7" draw:start-glue-point="5" draw:end-shape="id8" draw:end-glue-point="1" svg:d="m8403 7985-2958 1799">
          <text:p/>
        </draw:connector>
        <draw:custom-shape draw:style-name="gr1" draw:text-style-name="P1" draw:id="id9" draw:layer="layout" svg:width="3.853cm" svg:height="1.058cm" svg:x="14.927cm" svg:y="9.255cm">
          <text:p text:style-name="P1"><text:span text:style-name="T1">employe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8.415cm" svg:height="6.985cm" svg:x="1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7" draw:layer="layout" svg:width="3.81cm" svg:height="2.54cm" svg:x="8.403cm" svg:y="6.715cm">
          <text:p text:style-name="P1"><text:span text:style-name="T1">manag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4.927cm" svg:y1="9.784cm" svg:x2="12.213cm" svg:y2="7.985cm" draw:start-shape="id9" draw:start-glue-point="3" draw:end-shape="id7" svg:d="m14927 9784-2714-1799">
          <text:p/>
        </draw:connector>
        <draw:connector draw:style-name="gr3" draw:text-style-name="P2" draw:layer="layout" draw:type="line" svg:x1="8.403cm" svg:y1="11.16cm" svg:x2="5.445cm" svg:y2="9.784cm" draw:start-shape="id10" draw:start-glue-point="5" draw:end-shape="id8" draw:end-glue-point="1" svg:d="m8403 11160-2958-1376">
          <text:p/>
        </draw:connector>
        <draw:custom-shape draw:style-name="gr5" draw:text-style-name="P3" draw:id="id10" draw:layer="layout" svg:width="3.81cm" svg:height="2.54cm" svg:x="8.403cm" svg:y="9.89cm">
          <text:p text:style-name="P3"><text:span text:style-name="T2">suppor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4.927cm" svg:y1="9.784cm" svg:x2="12.213cm" svg:y2="11.16cm" draw:start-shape="id9" draw:start-glue-point="3" draw:end-shape="id10" svg:d="m14927 9784-2714 13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drianus Kleemans</meta:initial-creator>
    <meta:creation-date>2011-05-01T16:20:12</meta:creation-date>
    <dc:date>2011-05-01T16:29:34</dc:date>
    <dc:creator>Adrianus Kleemans</dc:creator>
    <meta:editing-duration>PT00H09M25S</meta:editing-duration>
    <meta:editing-cycles>1</meta:editing-cycles>
    <meta:document-statistic meta:object-count="20"/>
    <meta:generator>OpenOffice.org/3.2$Linux OpenOffice.org_project/320m19$Build-9505</meta:generator>
  </office:meta>
</office:document-meta>
</file>